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italic" style:font-size-asian="10pt" style:font-style-asian="italic" style:font-size-complex="1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4"/>
    <style:style style:name="P6" style:family="paragraph" style:parent-style-name="List_20_Paragraph" style:list-style-name="WWNum5"/>
    <style:style style:name="P7" style:family="paragraph" style:parent-style-name="List_20_Paragraph" style:list-style-name="WWNum6"/>
    <style:style style:name="P8" style:family="paragraph" style:parent-style-name="List_20_Paragraph" style:list-style-name="WWNum7"/>
    <style:style style:name="P9" style:family="paragraph" style:parent-style-name="List_20_Paragraph" style:list-style-name="WWNum8"/>
    <style:style style:name="P10" style:family="paragraph" style:parent-style-name="List_20_Paragraph" style:list-style-name="WWNum9"/>
    <style:style style:name="P11" style:family="paragraph" style:parent-style-name="List_20_Paragraph" style:list-style-name="WWNum11"/>
    <style:style style:name="P12" style:family="paragraph" style:parent-style-name="List_20_Paragraph" style:list-style-name="WWNum12"/>
    <style:style style:name="P13" style:family="paragraph" style:parent-style-name="List_20_Paragraph" style:list-style-name="WWNum15"/>
    <style:style style:name="P14" style:family="paragraph" style:parent-style-name="List_20_Paragraph" style:list-style-name="WWNum16"/>
    <style:style style:name="P15" style:family="paragraph" style:parent-style-name="List_20_Paragraph" style:list-style-name="WWNum17"/>
    <style:style style:name="P16" style:family="paragraph" style:parent-style-name="List_20_Paragraph" style:list-style-name="WWNum18"/>
    <style:style style:name="P17" style:family="paragraph" style:parent-style-name="List_20_Paragraph" style:list-style-name="WWNum19"/>
    <style:style style:name="P18" style:family="paragraph" style:parent-style-name="List_20_Paragraph" style:list-style-name="WWNum20"/>
    <style:style style:name="P19" style:family="paragraph" style:parent-style-name="List_20_Paragraph" style:list-style-name="WWNum21"/>
    <style:style style:name="P20" style:family="paragraph" style:parent-style-name="List_20_Paragraph" style:list-style-name="WWNum22"/>
    <style:style style:name="P21" style:family="paragraph" style:parent-style-name="List_20_Paragraph" style:list-style-name="WWNum23"/>
    <style:style style:name="P22" style:family="paragraph" style:parent-style-name="List_20_Paragraph" style:list-style-name="WWNum25"/>
    <style:style style:name="P23" style:family="paragraph" style:parent-style-name="List_20_Paragraph" style:list-style-name="WWNum26"/>
    <style:style style:name="P24" style:family="paragraph" style:parent-style-name="List_20_Paragraph" style:list-style-name="WWNum27"/>
    <style:style style:name="P25" style:family="paragraph" style:parent-style-name="List_20_Paragraph" style:list-style-name="WWNum28"/>
    <style:style style:name="P26" style:family="paragraph" style:parent-style-name="List_20_Paragraph" style:list-style-name="WWNum29"/>
    <style:style style:name="P27" style:family="paragraph" style:parent-style-name="List_20_Paragraph" style:list-style-name="WWNum30"/>
    <style:style style:name="P28" style:family="paragraph" style:parent-style-name="List_20_Paragraph" style:list-style-name="WWNum31"/>
    <style:style style:name="P29" style:family="paragraph" style:parent-style-name="List_20_Paragraph" style:list-style-name="WWNum32"/>
    <style:style style:name="P30" style:family="paragraph" style:parent-style-name="List_20_Paragraph" style:list-style-name="WWNum33"/>
    <style:style style:name="P31" style:family="paragraph" style:parent-style-name="List_20_Paragraph" style:list-style-name="WWNum34"/>
    <style:style style:name="P32" style:family="paragraph" style:parent-style-name="List_20_Paragraph" style:list-style-name="WWNum35"/>
    <style:style style:name="P33" style:family="paragraph" style:parent-style-name="List_20_Paragraph" style:list-style-name="WWNum36"/>
    <style:style style:name="P34" style:family="paragraph" style:parent-style-name="List_20_Paragraph" style:list-style-name="WWNum37"/>
    <style:style style:name="P35" style:family="paragraph" style:parent-style-name="List_20_Paragraph" style:list-style-name="WWNum38"/>
    <style:style style:name="P36" style:family="paragraph" style:parent-style-name="List_20_Paragraph" style:list-style-name="WWNum39"/>
    <style:style style:name="P37" style:family="paragraph" style:parent-style-name="List_20_Paragraph" style:list-style-name="WWNum40"/>
    <style:style style:name="P38" style:family="paragraph" style:parent-style-name="List_20_Paragraph" style:list-style-name="WWNum41"/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style:text-position="super 58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inciples and practice of electrophoresis</text:span></text:p>
      <text:p text:style-name="Standard"><text:span text:style-name="T2">Definition </text:span></text:p>
      <text:list xml:id="list1042955797" text:style-name="WWNum1">
        <text:list-item>
          <text:p text:style-name="P3"><text:span text:style-name="T3">Electro = movement of electrons or current </text:span></text:p>
        </text:list-item>
        <text:list-item>
          <text:p text:style-name="P3"><text:span text:style-name="T3">Phoresis = movements of substances </text:span></text:p>
        </text:list-item>
        <text:list-item>
          <text:p text:style-name="P3"><text:span text:style-name="T3">Electrophoresis = the separation of substances based on the movement of charged particles in an electric field</text:span></text:p>
        </text:list-item>
      </text:list>
      <text:p text:style-name="Standard"><text:span text:style-name="T2">Electrophoresis broad function</text:span></text:p>
      <text:list xml:id="list198803508" text:style-name="WWNum2">
        <text:list-item>
          <text:p text:style-name="P4"><text:span text:style-name="T3">Separation of charged molecules due to their ability to move in an electric field </text:span></text:p>
        </text:list-item>
        <text:list-item>
          <text:p text:style-name="P4"><text:span text:style-name="T3">Chiefly used for separating proteins + DNA molecules due to their charge</text:span></text:p>
        </text:list-item>
        <text:list-item>
          <text:p text:style-name="P4"><text:span text:style-name="T3">Anions migrate towards to the positive anode</text:span></text:p>
        </text:list-item>
        <text:list-item>
          <text:p text:style-name="P4"><text:span text:style-name="T3">Cations migrate towards the negative cathode </text:span></text:p>
        </text:list-item>
      </text:list>
      <text:p text:style-name="Standard"><text:span text:style-name="T2">Electrophoretic mobility and factors affecting movement of charged particles in a field</text:span></text:p>
      <text:p text:style-name="Standard"><text:span text:style-name="T4">Formula assessment</text:span></text:p>
      <text:list xml:id="list1573705323" text:style-name="WWNum4">
        <text:list-item>
          <text:p text:style-name="P5"><text:span text:style-name="T3">U = q x E / r</text:span></text:p>
        </text:list-item>
        <text:list-item>
          <text:p text:style-name="P5"><text:span text:style-name="T3">U = mobility in the electric field </text:span></text:p>
        </text:list-item>
        <text:list-item>
          <text:p text:style-name="P5"><text:span text:style-name="T3">Q = the charged objects charge density (i.e. its charge)</text:span></text:p>
        </text:list-item>
        <text:list-item>
          <text:p text:style-name="P5"><text:span text:style-name="T3">E = the strength of the electric field described by the voltage </text:span></text:p>
        </text:list-item>
        <text:list-item>
          <text:p text:style-name="P5"><text:span text:style-name="T3">R = the molecular radius (i.e. the size of the molecule)</text:span></text:p>
        </text:list-item>
      </text:list>
      <text:p text:style-name="Standard"><text:span text:style-name="T4">Motility factors</text:span></text:p>
      <text:list xml:id="list1214691945" text:style-name="WWNum5">
        <text:list-item>
          <text:p text:style-name="P6"><text:span text:style-name="T3">Net charge</text:span></text:p>
        </text:list-item>
      </text:list>
      <text:list xml:id="list1590521617" text:style-name="WWNum6">
        <text:list-item>
          <text:p text:style-name="P7"><text:span text:style-name="T3">The charge of the object will affect the direction of its migration in the electric field </text:span></text:p>
        </text:list-item>
        <text:list-item>
          <text:p text:style-name="P7"><text:span text:style-name="T3">Highly charged object move fast towards electrode of opposite charge than lesser charged molecules</text:span></text:p>
        </text:list-item>
      </text:list>
      <text:list xml:id="list72024706812962" text:continue-list="list1214691945" text:style-name="WWNum5">
        <text:list-item>
          <text:p text:style-name="P6"><text:span text:style-name="T3">Size</text:span></text:p>
        </text:list-item>
      </text:list>
      <text:list xml:id="list4195196368" text:style-name="WWNum7">
        <text:list-item>
          <text:p text:style-name="P8"><text:span text:style-name="T3">Larger molecules moving through matrix experience greater friction than smaller molecules</text:span></text:p>
        </text:list-item>
        <text:list-item>
          <text:p text:style-name="P8"><text:span text:style-name="T3">Smaller molecules therefore move faster based partly on greater relative net force</text:span></text:p>
        </text:list-item>
      </text:list>
      <text:list xml:id="list72025027075899" text:continue-list="list72024706812962" text:style-name="WWNum5">
        <text:list-item>
          <text:p text:style-name="P6"><text:span text:style-name="T3">Shape</text:span></text:p>
        </text:list-item>
      </text:list>
      <text:list xml:id="list4260759544" text:style-name="WWNum8">
        <text:list-item>
          <text:p text:style-name="P9"><text:span text:style-name="T3">Shape also has an effect on friction </text:span></text:p>
        </text:list-item>
        <text:list-item>
          <text:p text:style-name="P9"><text:span text:style-name="T3">Globular proteins experience more friction than fibrous proteins </text:span></text:p>
        </text:list-item>
        <text:list-item>
          <text:p text:style-name="P9"><text:span text:style-name="T3">Circular DNA experiences more friction than linear DNA </text:span></text:p>
        </text:list-item>
      </text:list>
      <text:list xml:id="list72024191415708" text:continue-list="list72025027075899" text:style-name="WWNum5">
        <text:list-item>
          <text:p text:style-name="P6"><text:span text:style-name="T3">Electric field strength </text:span></text:p>
        </text:list-item>
      </text:list>
      <text:list xml:id="list2046640903" text:style-name="WWNum9">
        <text:list-item>
          <text:p text:style-name="P10"><text:span text:style-name="T3">E directly describes voltage</text:span></text:p>
        </text:list-item>
        <text:list-item>
          <text:p text:style-name="P10"><text:span text:style-name="T3">Greater V = greater E </text:span></text:p>
        </text:list-item>
        <text:list-item>
          <text:p text:style-name="P10"><text:span text:style-name="T3">Practical limitations exist to using high voltages -&gt; heating effects </text:span></text:p>
        </text:list-item>
      </text:list>
      <text:p text:style-name="Standard"><text:span text:style-name="T3">NB: electric charge is the first line of separation (i.e. which direction the molecules move in) and size is the second</text:span></text:p>
      <text:p text:style-name="Standard"><text:span text:style-name="T2">Electrophoresis and the separation of proteins</text:span></text:p>
      <text:list xml:id="list2570463740" text:style-name="WWNum11">
        <text:list-item>
          <text:p text:style-name="P11"><text:span text:style-name="T3">Net charge of molecules essential in separation through electrophoresis</text:span></text:p>
        </text:list-item>
        <text:list-item>
          <text:p text:style-name="P11"><text:span text:style-name="T3">Proteins composed of repeating amino acids with divergent side chain groups</text:span></text:p>
        </text:list-item>
        <text:list-item>
          <text:p text:style-name="P11"><text:span text:style-name="T3">Protein charge is predominantly accountable to side chains attached to a-carbon </text:span></text:p>
        </text:list-item>
        <text:list-item>
          <text:p text:style-name="P11"><text:span text:style-name="T3">Ionization of these side chains fully dependant on pH </text:span></text:p>
        </text:list-item>
        <text:list-item>
          <text:p text:style-name="P11"><text:span text:style-name="T3">pH &gt; 7, COOH would ionize and hence provide negative charge of protein</text:span></text:p>
        </text:list-item>
        <text:list-item>
          <text:p text:style-name="P11"><text:span text:style-name="T3">pH &lt; 7, NH2+ would protonate hence reducing positive charge of protein</text:span></text:p>
        </text:list-item>
        <text:list-item>
          <text:p text:style-name="P11"><text:span text:style-name="T3">At a particular pH then proteins would have very specific charges</text:span></text:p>
        </text:list-item>
        <text:list-item>
          <text:p text:style-name="P11"><text:span text:style-name="T3">Proteins are amphoteric -&gt; contain both acidic + basic components</text:span></text:p>
        </text:list-item>
        <text:list-item>
          <text:p text:style-name="P11"><text:span text:style-name="T3">Electrophoresis must therefore be carried out at constant pH for proteins</text:span></text:p>
        </text:list-item>
        <text:list-item>
          <text:p text:style-name="P11"><text:span text:style-name="T3">Buffer utilisation ensure constant pH </text:span></text:p>
        </text:list-item>
        <text:list-item>
          <text:p text:style-name="P11"><text:span text:style-name="T3">Electrophoresis of proteins usually carried out at pH&gt;7 hence they’re negatively charged</text:span></text:p>
        </text:list-item>
      </text:list>
      <text:p text:style-name="Standard"><text:span text:style-name="T3">NB: the negative charge in DNA -&gt; negative phosphate backbone</text:span></text:p>
      <text:p text:style-name="Standard"><text:span text:style-name="T2">Basic apparatus for performing electrophoresis</text:span></text:p>
      <text:list xml:id="list1719840274" text:style-name="WWNum12">
        <text:list-item>
          <text:p text:style-name="P12"><text:span text:style-name="T3">Supporting media: Electrophoresis for DNA and proteins utilise a supporting media (agarose or polyacrylamide)</text:span></text:p>
        </text:list-item>
        <text:list-item>
          <text:p text:style-name="P12"><text:soft-page-break/><text:span text:style-name="T3">Buffer solutions: essential for two reasons: completes the circuit (i.e. conducts electric field) and maintains pH</text:span></text:p>
        </text:list-item>
        <text:list-item>
          <text:p text:style-name="P12"><text:span text:style-name="T3">Electrodes: consist of platinum electrodes in a buffer compartment</text:span></text:p>
        </text:list-item>
        <text:list-item>
          <text:p text:style-name="P12"><text:span text:style-name="T3">Divider: Buffer compartment sometimes contains divider stopping localised pH changes (due to electrolysis at electrodes) from affecting supporting medium by disallowing diffusion but allowing current to pass through</text:span></text:p>
        </text:list-item>
        <text:list-item>
          <text:p text:style-name="P12"><text:span text:style-name="T3">Combs: utilised to place wells in supporting media allowing loading of sample (DNA/protein) -&gt; two types:</text:span></text:p>
        </text:list-item>
      </text:list>
      <text:list xml:id="list3384663255" text:style-name="WWNum15">
        <text:list-item>
          <text:p text:style-name="P13"><text:span text:style-name="T3">Regular combs -&gt; wells separated by an ear of gel (wells = rectangles)</text:span></text:p>
        </text:list-item>
        <text:list-item>
          <text:p text:style-name="P13"><text:span text:style-name="T3">Houndstooth combs -&gt; wells immediately adjacent (wells = triangles)</text:span></text:p>
        </text:list-item>
      </text:list>
      <text:list xml:id="list2503013289" text:style-name="WWNum16">
        <text:list-item>
          <text:p text:style-name="P14"><text:span text:style-name="T3">Power pack: delivers at most 500V and 100mA allowing electric field formation </text:span></text:p>
        </text:list-item>
      </text:list>
      <text:p text:style-name="Standard"><text:span text:style-name="T2">Running a gel</text:span></text:p>
      <text:list xml:id="list72024424353518" text:continue-numbering="true" text:style-name="WWNum16">
        <text:list-item>
          <text:p text:style-name="P14"><text:span text:style-name="T3">Use correct gel concentration for sample range</text:span></text:p>
        </text:list-item>
      </text:list>
      <text:list xml:id="list3721675937" text:style-name="WWNum17">
        <text:list-item>
          <text:p text:style-name="P15"><text:span text:style-name="T3">Agarose gel: 0.5 – 5%</text:span></text:p>
        </text:list-item>
        <text:list-item>
          <text:p text:style-name="P15"><text:span text:style-name="T3">Polyacrylamide: 3.5 – 20%</text:span></text:p>
        </text:list-item>
      </text:list>
      <text:list xml:id="list72024193379675" text:continue-list="list72024424353518" text:style-name="WWNum16">
        <text:list-item>
          <text:p text:style-name="P14"><text:span text:style-name="T3">Use correct comb + well size </text:span></text:p>
        </text:list-item>
        <text:list-item>
          <text:p text:style-name="P14"><text:span text:style-name="T3">Gel loaded between two buffer chambers -&gt; electrode exists in each buffer chamber -&gt; only electrical connection between chambers is through gel</text:span></text:p>
        </text:list-item>
        <text:list-item>
          <text:p text:style-name="P14"><text:span text:style-name="T3">We load sample with density agent </text:span></text:p>
        </text:list-item>
        <text:list-item>
          <text:p text:style-name="P14"><text:span text:style-name="T3">Detect bands by staining before or during electrophoresis, possibly dyes for staining include:</text:span></text:p>
        </text:list-item>
      </text:list>
      <text:list xml:id="list2000037223" text:style-name="WWNum18">
        <text:list-item>
          <text:p text:style-name="P16"><text:span text:style-name="T3">Ethidium bromide -&gt; perfect for dsDNA</text:span></text:p>
        </text:list-item>
        <text:list-item>
          <text:p text:style-name="P16"><text:span text:style-name="T3">SyBr Green or gold -&gt; perfect for ssDNA or RNA and proteins</text:span></text:p>
        </text:list-item>
        <text:list-item>
          <text:p text:style-name="P16"><text:span text:style-name="T3">Coomassie Blue -&gt; explicitly for protein </text:span></text:p>
        </text:list-item>
      </text:list>
      <text:p text:style-name="Standard"><text:span text:style-name="T2">Quantification of heat production and electric field linkage</text:span><text:span text:style-name="T3"> (we try inc V to inc I -&gt; temp decreases R -&gt; I increases + more heat)</text:span></text:p>
      <text:list xml:id="list2239188349" text:style-name="WWNum19">
        <text:list-item>
          <text:p text:style-name="P17"><text:span text:style-name="T3">Ohms law: R = V/I -&gt; governs entire electrophoresis system</text:span></text:p>
        </text:list-item>
        <text:list-item>
          <text:p text:style-name="P17"><text:span text:style-name="T3">Power illustrates heat production </text:span></text:p>
        </text:list-item>
        <text:list-item>
          <text:p text:style-name="P17"><text:span text:style-name="T3">Power -&gt; energy transferred per second </text:span></text:p>
        </text:list-item>
        <text:list-item>
          <text:p text:style-name="P17"><text:span text:style-name="T3">P=VI -&gt; R = P/I ^2 therefore P = R x I</text:span><text:span text:style-name="T6">2</text:span><text:span text:style-name="T3"> </text:span></text:p>
        </text:list-item>
        <text:list-item>
          <text:p text:style-name="P17"><text:span text:style-name="T3">In electrophoresis power, current or voltage is held constant </text:span></text:p>
        </text:list-item>
        <text:list-item>
          <text:p text:style-name="P17"><text:span text:style-name="T3">The current is proportional to the movement of sample molecules</text:span></text:p>
        </text:list-item>
        <text:list-item>
          <text:p text:style-name="P17"><text:span text:style-name="T3">Constant voltage -&gt; current slows and heat generated decreases</text:span></text:p>
        </text:list-item>
        <text:list-item>
          <text:p text:style-name="P17"><text:span text:style-name="T3">Increase voltage -&gt; current increases (electrophoresis doesn’t take as long) -&gt; heat dissipated increases -&gt; consequences:</text:span></text:p>
        </text:list-item>
      </text:list>
      <text:list xml:id="list1833460269" text:style-name="WWNum20">
        <text:list-item>
          <text:p text:style-name="P18"><text:span text:style-name="T3">Severe cases the gel falls apart </text:span></text:p>
        </text:list-item>
        <text:list-item>
          <text:p text:style-name="P18"><text:span text:style-name="T3">Sample bands look like smiles due to irregular migration of DNA due to the heat produced</text:span></text:p>
        </text:list-item>
        <text:list-item>
          <text:p text:style-name="P18"><text:span text:style-name="T3">Bubbles may form in gel warping migration of molecules </text:span></text:p>
        </text:list-item>
      </text:list>
      <text:p text:style-name="Standard"><text:span text:style-name="T4">Temperature and electrophoresis </text:span></text:p>
      <text:p text:style-name="Standard"><text:span text:style-name="T3">Temperature control essential during:</text:span></text:p>
      <text:list xml:id="list3785992958" text:style-name="WWNum21">
        <text:list-item>
          <text:p text:style-name="P19"><text:span text:style-name="T3">Polymerization of gel</text:span></text:p>
        </text:list-item>
      </text:list>
      <text:list xml:id="list1751106879" text:style-name="WWNum22">
        <text:list-item>
          <text:p text:style-name="P20"><text:span text:style-name="T3">Polymerization is an exothermic reaction -&gt; excessive temperatures may hinder the process (thermodynamics)</text:span></text:p>
        </text:list-item>
        <text:list-item>
          <text:p text:style-name="P20"><text:span text:style-name="T3">Pore size and formation of bubbles -&gt; constant sized pores needed allowing for sieving properties due to different sized molecules </text:span></text:p>
        </text:list-item>
      </text:list>
      <text:list xml:id="list72025562611638" text:continue-list="list3785992958" text:style-name="WWNum21">
        <text:list-item>
          <text:p text:style-name="P19"><text:span text:style-name="T3">Electrophoresis</text:span></text:p>
        </text:list-item>
      </text:list>
      <text:list xml:id="list1103631391" text:style-name="WWNum23">
        <text:list-item>
          <text:p text:style-name="P21"><text:span text:style-name="T3">Proteins may denature -&gt; we may not want this -&gt; we may want to harvest an enzyme from a group </text:span></text:p>
        </text:list-item>
        <text:list-item>
          <text:p text:style-name="P21"><text:span text:style-name="T3">Smile effects of bands occurring due to hindered migration -&gt; difficulty comparing to molecular weight marker for example </text:span></text:p>
        </text:list-item>
        <text:list-item>
          <text:p text:style-name="P21"><text:span text:style-name="T3">May effect pH of buffers -&gt; buffers based on reversible reactions -&gt; equilibrium constant is temperature dependant </text:span></text:p>
        </text:list-item>
        <text:list-item>
          <text:p text:style-name="P21"><text:span text:style-name="T3">Heat reduces buffer viscosity -&gt; resistance decreases -&gt; current increases hence leading to generation of more heat</text:span></text:p>
        </text:list-item>
        <text:list-item>
          <text:p text:style-name="P21"><text:span text:style-name="T3">Increased heat -&gt; increased rate of diffusion of sample + buffer components (occurs even when supporting medium utilised)</text:span></text:p>
        </text:list-item>
      </text:list>
      <text:p text:style-name="Standard"><text:span text:style-name="T2">Appropriate Buffers</text:span></text:p>
      <text:list xml:id="list1203580625" text:style-name="WWNum25">
        <text:list-item>
          <text:p text:style-name="P22"><text:soft-page-break/><text:span text:style-name="T3">DNA</text:span></text:p>
        </text:list-item>
      </text:list>
      <text:list xml:id="list2889717422" text:style-name="WWNum26">
        <text:list-item>
          <text:p text:style-name="P23"><text:span text:style-name="T3">Tris Borate EDTA (TBE)</text:span></text:p>
        </text:list-item>
        <text:list-item>
          <text:p text:style-name="P23"><text:span text:style-name="T3">Tris acetate EDTA (TAE) </text:span></text:p>
        </text:list-item>
        <text:list-item>
          <text:p text:style-name="P23"><text:span text:style-name="T3">Tris Phosphate EDTA (TPE) </text:span></text:p>
        </text:list-item>
      </text:list>
      <text:p text:style-name="Standard"><text:span text:style-name="T3">NB: EDTA a chelating agent binding Mg2+ -&gt; Mg2+ cofactor for DNAase function -&gt; DNA therefore protected</text:span></text:p>
      <text:list xml:id="list72024874755254" text:continue-list="list1203580625" text:style-name="WWNum25">
        <text:list-item>
          <text:p text:style-name="P22"><text:span text:style-name="T3">RNA</text:span></text:p>
        </text:list-item>
      </text:list>
      <text:list xml:id="list4095488722" text:style-name="WWNum27">
        <text:list-item>
          <text:p text:style-name="P24"><text:span text:style-name="T3">10mM sodium phosphate buffer </text:span></text:p>
        </text:list-item>
        <text:list-item>
          <text:p text:style-name="P24"><text:span text:style-name="T3">Tris-HCL buffer containing EDTA may also be utilised </text:span></text:p>
        </text:list-item>
      </text:list>
      <text:p text:style-name="Standard"><text:span text:style-name="T4">Buffer additives</text:span></text:p>
      <text:list xml:id="list1900182446" text:style-name="WWNum28">
        <text:list-item>
          <text:p text:style-name="P25"><text:span text:style-name="T3">We add these to the buffer such as EDTA </text:span></text:p>
        </text:list-item>
        <text:list-item>
          <text:p text:style-name="P25"><text:span text:style-name="T3">They essentially modify the sample </text:span></text:p>
        </text:list-item>
        <text:list-item>
          <text:p text:style-name="P25"><text:span text:style-name="T3">Additives include:</text:span></text:p>
        </text:list-item>
      </text:list>
      <text:list xml:id="list3241277645" text:style-name="WWNum29">
        <text:list-item>
          <text:p text:style-name="P26"><text:span text:style-name="T3">Formamide </text:span></text:p>
        </text:list-item>
        <text:list-item>
          <text:p text:style-name="P26"><text:span text:style-name="T3">Urea -&gt; denaturing agent for proteins </text:span></text:p>
        </text:list-item>
        <text:list-item>
          <text:p text:style-name="P26"><text:span text:style-name="T3">EDTA utilised for RNA and DNA</text:span></text:p>
        </text:list-item>
      </text:list>
      <text:p text:style-name="Standard"><text:span text:style-name="T2">Utilisation of a supporting medium or gel</text:span></text:p>
      <text:p text:style-name="Standard"><text:span text:style-name="T4">Major roles of supporting matrix</text:span></text:p>
      <text:list xml:id="list610292449" text:style-name="WWNum30">
        <text:list-item>
          <text:p text:style-name="P27"><text:span text:style-name="T3">Minimises diffusion of component molecules within the buffer solution</text:span></text:p>
        </text:list-item>
        <text:list-item>
          <text:p text:style-name="P27"><text:span text:style-name="T3">Minimizes the effects of convection currents -&gt; convection currents refer to movement of heat on liquid</text:span></text:p>
        </text:list-item>
        <text:list-item>
          <text:p text:style-name="P27"><text:span text:style-name="T3">Allows for permanent record of results -&gt; using TCA/trichloroacetic acid fixes the position of proteins on the supporting medium -&gt; reduces post-transcriptional diffusion </text:span></text:p>
        </text:list-item>
        <text:list-item>
          <text:p text:style-name="P27"><text:span text:style-name="T3">Utilising porous supporting medium -&gt; provides additional separation of molecules based on size (we control pore size)</text:span></text:p>
        </text:list-item>
      </text:list>
      <text:p text:style-name="Standard"><text:span text:style-name="T4">Why utilise support media like agarose or polyacrylamide</text:span><text:span text:style-name="T3"> </text:span><text:span text:style-name="T5">(reducing chances of electro-osmotic flow -&gt; EOF)</text:span></text:p>
      <text:list xml:id="list3493481290" text:style-name="WWNum31">
        <text:list-item>
          <text:p text:style-name="P28"><text:span text:style-name="T3">Some supporting media have negatively charged groups on surface </text:span></text:p>
        </text:list-item>
        <text:list-item>
          <text:p text:style-name="P28"><text:span text:style-name="T3">Phenomenon called electro-osmotic flow/electroendosmosis occurs </text:span></text:p>
        </text:list-item>
        <text:list-item>
          <text:p text:style-name="P28"><text:span text:style-name="T3">Cations in buffer attracted to medium surface and get hydrated -&gt; surrounded by water molecules</text:span></text:p>
        </text:list-item>
        <text:list-item>
          <text:p text:style-name="P28"><text:span text:style-name="T3">Electric field gets applied and hydrated cations migrate towards cathode (negatively charged)</text:span></text:p>
        </text:list-item>
        <text:list-item>
          <text:p text:style-name="P28"><text:span text:style-name="T3">This creates solvent flow apposing migration of anionic biomolecules towards anode (+ charge)</text:span></text:p>
        </text:list-item>
        <text:list-item>
          <text:p text:style-name="P28"><text:span text:style-name="T3">Weakly anionic biomolecules may unnaturally migrate towards cathode due to this -&gt; separation of molecules poor</text:span></text:p>
        </text:list-item>
        <text:list-item>
          <text:p text:style-name="P28"><text:span text:style-name="T3">Agarose and polyacrylamide neutral hence this doesn’t occur </text:span></text:p>
        </text:list-item>
      </text:list>
      <text:p text:style-name="Standard"><text:span text:style-name="T4">Agarose gel as a support medium </text:span></text:p>
      <text:list xml:id="list1028459559" text:style-name="WWNum32">
        <text:list-item>
          <text:p text:style-name="P29"><text:span text:style-name="T3"><text:s/>Agarose is neutral, porous and non-dissociating </text:span></text:p>
        </text:list-item>
        <text:list-item>
          <text:p text:style-name="P29"><text:span text:style-name="T3">Linear polysaccharide -&gt; repeating units of galactose and 3.6-anhydrogalactose </text:span></text:p>
        </text:list-item>
        <text:list-item>
          <text:p text:style-name="P29"><text:span text:style-name="T3">Powdered agarose mixed with electrophoresis buffer at 0.5 – 3% concentrations</text:span></text:p>
        </text:list-item>
        <text:list-item>
          <text:p text:style-name="P29"><text:span text:style-name="T3">Mixture is boiled and upon cooling agarose will gelation is due to hydrogen bond formation</text:span></text:p>
        </text:list-item>
        <text:list-item>
          <text:p text:style-name="P29"><text:span text:style-name="T3">Hydrogen bond form within agarose polymers and between adjacent polymers forming porous matrix</text:span></text:p>
        </text:list-item>
        <text:list-item>
          <text:p text:style-name="P29"><text:span text:style-name="T3">Gelation -&gt; physical process hence once heated again, IMF overcome and liquid reforms </text:span></text:p>
        </text:list-item>
        <text:list-item>
          <text:p text:style-name="P29"><text:span text:style-name="T3">Gelation occurs = 40 degrees Celsius </text:span></text:p>
        </text:list-item>
        <text:list-item>
          <text:p text:style-name="P29"><text:span text:style-name="T3">Pore size depends on agarose gel concentration</text:span></text:p>
        </text:list-item>
      </text:list>
      <text:list xml:id="list4222111692" text:style-name="WWNum33">
        <text:list-item>
          <text:p text:style-name="P30"><text:span text:style-name="T3">Low concentration -&gt; large pores</text:span></text:p>
        </text:list-item>
        <text:list-item>
          <text:p text:style-name="P30"><text:span text:style-name="T3">High concentration -&gt; small pores</text:span></text:p>
        </text:list-item>
      </text:list>
      <text:list xml:id="list1266934094" text:style-name="WWNum34">
        <text:list-item>
          <text:p text:style-name="P31"><text:span text:style-name="T3">Low concentrations of agarose utilised when we want charge to be the basis of separation</text:span></text:p>
        </text:list-item>
        <text:list-item>
          <text:p text:style-name="P31"><text:span text:style-name="T3">Low concentrations suitable for:</text:span></text:p>
        </text:list-item>
      </text:list>
      <text:list xml:id="list2524312770" text:style-name="WWNum35">
        <text:list-item>
          <text:p text:style-name="P32"><text:span text:style-name="T3">Immunoelectrophoresis </text:span></text:p>
        </text:list-item>
        <text:list-item>
          <text:p text:style-name="P32"><text:span text:style-name="T3">Isoelectric focusing </text:span></text:p>
        </text:list-item>
      </text:list>
      <text:list xml:id="list2195107166" text:style-name="WWNum36">
        <text:list-item>
          <text:p text:style-name="P33"><text:span text:style-name="T3">High concentrations of agarose gel -&gt; molecular sieving -&gt; used for separation of nucleic acids </text:span></text:p>
        </text:list-item>
        <text:list-item>
          <text:p text:style-name="P33"><text:span text:style-name="T3">Due to fragment size of nucleic acids, low concentration of agarose gel still allows observation of molecular sieving </text:span></text:p>
        </text:list-item>
      </text:list>
      <text:p text:style-name="Standard"><text:soft-page-break/><text:span text:style-name="T4">Electrophoresis of larger DNA fragments (Agarose Gel utilised)</text:span></text:p>
      <text:list xml:id="list178128875" text:style-name="WWNum37">
        <text:list-item>
          <text:p text:style-name="P34"><text:span text:style-name="T3">Pulsed field gel electrophoresis utilised (PFGE)</text:span></text:p>
        </text:list-item>
        <text:list-item>
          <text:p text:style-name="P34"><text:span text:style-name="T3">Differs from conventional gel electrophoresis as an alternating current is now utilised</text:span></text:p>
        </text:list-item>
        <text:list-item>
          <text:p text:style-name="P34"><text:span text:style-name="T3">Sample needs to be loaded in centre of agarose plate</text:span></text:p>
        </text:list-item>
        <text:list-item>
          <text:p text:style-name="P34"><text:span text:style-name="T3">Larger molecules take longer to reorient than smaller molecules hence separation based solely on size </text:span></text:p>
        </text:list-item>
      </text:list>
      <text:p text:style-name="P1"/>
      <text:p text:style-name="Standard"><text:span text:style-name="T4">Electrophoresis of RNA (Agarose Gel utilised) </text:span></text:p>
      <text:list xml:id="list842589485" text:style-name="WWNum38">
        <text:list-item>
          <text:p text:style-name="P35"><text:span text:style-name="T3">Separation based on size like DNA </text:span></text:p>
        </text:list-item>
        <text:list-item>
          <text:p text:style-name="P35"><text:span text:style-name="T3">RNA must be heated in dilute formamide -&gt; prevents formation of secondary structures</text:span></text:p>
        </text:list-item>
        <text:list-item>
          <text:p text:style-name="P35"><text:span text:style-name="T3"><text:s/>Buffers of RNA electrophoresis contain formaldehyde -&gt; denaturing agent </text:span></text:p>
        </text:list-item>
        <text:list-item>
          <text:p text:style-name="P35"><text:span text:style-name="T3">RNA integrity assessed through electrophoresis -&gt; we should assess 2 bands -&gt; 28S and 18S </text:span></text:p>
        </text:list-item>
        <text:list-item>
          <text:p text:style-name="P35"><text:span text:style-name="T3">80% of the cell RNA is exclusively rRNA</text:span></text:p>
        </text:list-item>
      </text:list>
      <text:p text:style-name="Standard"><text:span text:style-name="T4">Interpreting results of DNA electrophoresis in agarose gel </text:span></text:p>
      <text:list xml:id="list3786559316" text:style-name="WWNum39">
        <text:list-item>
          <text:p text:style-name="P36"><text:span text:style-name="T3">Molecular weight marker run on agarose gel too</text:span></text:p>
        </text:list-item>
        <text:list-item>
          <text:p text:style-name="P36"><text:span text:style-name="T3">These form bands -&gt; we know DNA size of bands formed </text:span></text:p>
        </text:list-item>
        <text:list-item>
          <text:p text:style-name="P36"><text:span text:style-name="T3">Compare our bands to standard bands -&gt; draw conclusion </text:span></text:p>
        </text:list-item>
      </text:list>
      <text:p text:style-name="Standard"><text:span text:style-name="T2">Agarose gel summary</text:span></text:p>
      <text:list xml:id="list3243808917" text:style-name="WWNum40">
        <text:list-item>
          <text:p text:style-name="P37"><text:span text:style-name="T3">DNA migrates towards the positive anode</text:span></text:p>
        </text:list-item>
      </text:list>
      <text:p text:style-name="Standard"><text:span text:style-name="T4">Rate of migration depends on</text:span><text:span text:style-name="T3">:</text:span></text:p>
      <text:list xml:id="list608667999" text:style-name="WWNum41">
        <text:list-item>
          <text:p text:style-name="P38"><text:span text:style-name="T3">Nucleic acid molecular size </text:span></text:p>
        </text:list-item>
        <text:list-item>
          <text:p text:style-name="P38"><text:span text:style-name="T3">Agarose concentration and hence pore size </text:span></text:p>
        </text:list-item>
        <text:list-item>
          <text:p text:style-name="P38"><text:span text:style-name="T3">Applied voltage </text:span></text:p>
        </text:list-item>
        <text:list-item>
          <text:p text:style-name="P38"><text:span text:style-name="T3">Temperature -&gt; increases current hence rate of separation -&gt; also causes smiley gels </text:span></text:p>
        </text:list-item>
        <text:list-item>
          <text:p text:style-name="P38"><text:span text:style-name="T3">Presence of intercalating dyes affecting movement of molecules </text:span><text:bookmark text:name="_GoBack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39cm"/>
        </style:list-level-properties>
        <style:text-properties style:font-name="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60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7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49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41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5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22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9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4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1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8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5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2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9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6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</meta:initial-creator>
    <dc:creator>Sean</dc:creator>
    <meta:editing-cycles>54</meta:editing-cycles>
    <meta:creation-date>2018-04-07T11:09:00</meta:creation-date>
    <dc:date>2018-04-07T15:37:00</dc:date>
    <meta:editing-duration>PT4H28M</meta:editing-duration>
    <meta:generator>LibreOffice/5.4.6.2$Linux_X86_64 LibreOffice_project/40m0$Build-2</meta:generator>
    <meta:document-statistic meta:table-count="0" meta:image-count="0" meta:object-count="0" meta:page-count="4" meta:paragraph-count="159" meta:word-count="1589" meta:character-count="9752" meta:non-whitespace-character-count="83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